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10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12" style:family="table-cell" style:parent-style-name="Default" style:data-style-name="N30"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37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8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3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3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4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54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59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6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6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7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73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5" style:family="table-cell" style:parent-style-name="Excel_32_Built-in_32_Comma" style:data-style-name="N38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77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42"/>
    <style:style style:name="ce83" style:family="table-cell" style:parent-style-name="Default" style:data-style-name="N4"/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820208333333333cm"/>
    </style:style>
    <style:style style:name="co9" style:family="table-column">
      <style:table-column-properties fo:break-before="auto" style:column-width="8.12270833333333cm"/>
    </style:style>
    <style:style style:name="co10" style:family="table-column">
      <style:table-column-properties fo:break-before="auto" style:column-width="8.334375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4.974166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6.985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81541666666667cm"/>
    </style:style>
    <style:style style:name="co18" style:family="table-column">
      <style:table-column-properties fo:break-before="auto" style:column-width="4.1275cm"/>
    </style:style>
    <style:style style:name="co19" style:family="table-column">
      <style:table-column-properties fo:break-before="auto" style:column-width="0.899583333333333cm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0.396875cm"/>
    </style:style>
    <style:style style:name="co22" style:family="table-column">
      <style:table-column-properties fo:break-before="auto" style:column-width="0.423333333333333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6.85270833333333cm"/>
    </style:style>
    <style:style style:name="co25" style:family="table-column">
      <style:table-column-properties fo:break-before="auto" style:column-width="0.582083333333333cm"/>
    </style:style>
    <style:style style:name="co26" style:family="table-column">
      <style:table-column-properties fo:break-before="auto" style:column-width="4.73604166666667cm"/>
    </style:style>
    <style:style style:name="co27" style:family="table-column">
      <style:table-column-properties fo:break-before="auto" style:column-width="1.13770833333333cm"/>
    </style:style>
    <style:style style:name="co28" style:family="table-column">
      <style:table-column-properties fo:break-before="auto" style:column-width="6.32354166666667cm"/>
    </style:style>
    <style:style style:name="co29" style:family="table-column">
      <style:table-column-properties fo:break-before="auto" style:column-width="0.370416666666667cm"/>
    </style:style>
    <style:style style:name="co30" style:family="table-column">
      <style:table-column-properties fo:break-before="auto" style:column-width="2.248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8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1" table:default-cell-style-name="ce3"/>
        <table:table-column table:style-name="co1" table:number-columns-repeated="1017" table:default-cell-style-name="ce2"/>
        <table:table-column table:style-name="co7" table:default-cell-style-name="ce2"/>
        <table:table-column table:style-name="co7" table:number-columns-repeated="15359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82"/>
          <table:table-cell office:value-type="string" table:style-name="ce2">
            <text:p>HESAP ÖZETİ Adem Kesici</text:p>
          </table:table-cell>
          <table:table-cell table:number-columns-repeated="3" table:style-name="ce2"/>
          <table:table-cell table:number-columns-repeated="2" table:style-name="ce3"/>
          <table:table-cell table:number-columns-repeated="16377"/>
        </table:table-row>
        <table:table-row table:style-name="ro2">
          <table:table-cell table:style-name="ce82"/>
          <table:table-cell table:number-columns-repeated="2" table:style-name="ce2"/>
          <table:table-cell office:value-type="string" table:style-name="ce2">
            <text:p>TUFE</text:p>
          </table:table-cell>
          <table:table-cell table:style-name="ce2"/>
          <table:table-cell office:value-type="string" table:style-name="ce4">
            <text:p>tutar</text:p>
          </table:table-cell>
          <table:table-cell office:value-type="string" table:style-name="ce4">
            <text:p>bakiye</text:p>
          </table:table-cell>
          <table:table-cell table:number-columns-repeated="16377"/>
        </table:table-row>
        <table:table-row table:style-name="ro2">
          <table:table-cell table:style-name="ce82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date" office:date-value="2023-06-30T00:00:00" table:style-name="ce82">
            <text:p>30.06.23</text:p>
          </table:table-cell>
          <table:table-cell table:style-name="ce2"/>
          <table:table-cell office:value-type="string" table:style-name="ce2">
            <text:p>2023-24 <text:s/>Temmuz</text:p>
          </table:table-cell>
          <table:table-cell office:value-type="float" office:value="9.49" table:style-name="ce2">
            <text:p>9,49</text:p>
          </table:table-cell>
          <table:table-cell office:value-type="float" office:value="14000" table:style-name="ce4">
            <text:p>14.000,00</text:p>
          </table:table-cell>
          <table:table-cell office:value-type="float" office:value="14000" table:formula="of:=[.E5]" table:style-name="ce3">
            <text:p>14.000,00</text:p>
          </table:table-cell>
          <table:table-cell office:value-type="float" office:value="14000" table:formula="of:=[.E5]" table:style-name="ce3">
            <text:p>14.000,00</text:p>
          </table:table-cell>
          <table:table-cell table:number-columns-repeated="16377"/>
        </table:table-row>
        <table:table-row table:style-name="ro2">
          <table:table-cell office:value-type="date" office:date-value="2023-07-11T00:00:00" table:style-name="ce82">
            <text:p>11.07.23</text:p>
          </table:table-cell>
          <table:table-cell table:style-name="ce2"/>
          <table:table-cell office:value-type="string" table:style-name="ce2">
            <text:p>bankadan ödeme</text:p>
          </table:table-cell>
          <table:table-cell table:number-columns-repeated="2" table:style-name="ce2"/>
          <table:table-cell office:value-type="float" office:value="-50000" table:style-name="ce3">
            <text:p>-50.000,00</text:p>
          </table:table-cell>
          <table:table-cell office:value-type="float" office:value="-36000" table:formula="of:=[.G5]+[.F6]" table:style-name="ce3">
            <text:p>-36.000,00</text:p>
          </table:table-cell>
          <table:table-cell table:number-columns-repeated="16377"/>
        </table:table-row>
        <table:table-row table:style-name="ro2">
          <table:table-cell office:value-type="date" office:date-value="2023-07-30T00:00:00" table:style-name="ce82">
            <text:p>30.07.23</text:p>
          </table:table-cell>
          <table:table-cell table:style-name="ce2"/>
          <table:table-cell office:value-type="string" table:style-name="ce2">
            <text:p>2023-24 <text:s/>Ağustos</text:p>
          </table:table-cell>
          <table:table-cell office:value-type="float" office:value="9.09" table:style-name="ce2">
            <text:p>9,09</text:p>
          </table:table-cell>
          <table:table-cell office:value-type="float" office:value="15328.6" table:formula="of:=[.E5]+([.E5]*[.D5]/100)" table:style-name="ce3">
            <text:p>15.328,60</text:p>
          </table:table-cell>
          <table:table-cell office:value-type="float" office:value="15328.6" table:formula="of:=[.E7]" table:style-name="ce3">
            <text:p>15.328,60</text:p>
          </table:table-cell>
          <table:table-cell office:value-type="float" office:value="-20671.400000000001" table:formula="of:=[.G6]+[.F7]" table:style-name="ce3">
            <text:p>-20.671,40</text:p>
          </table:table-cell>
          <table:table-cell table:number-columns-repeated="16377"/>
        </table:table-row>
        <table:table-row table:style-name="ro2">
          <table:table-cell table:style-name="ce82"/>
          <table:table-cell table:style-name="ce2"/>
          <table:table-cell office:value-type="string" table:style-name="ce2">
            <text:p>2023/13337 başvurma harcı</text:p>
          </table:table-cell>
          <table:table-cell table:number-columns-repeated="2" table:style-name="ce2"/>
          <table:table-cell office:value-type="float" office:value="269.85000000000002" table:style-name="ce3">
            <text:p>269,85</text:p>
          </table:table-cell>
          <table:table-cell office:value-type="float" office:value="-20401.550000000003" table:formula="of:=[.G7]+[.F8]" table:style-name="ce3">
            <text:p>-20.401,55</text:p>
          </table:table-cell>
          <table:table-cell table:number-columns-repeated="16377"/>
        </table:table-row>
        <table:table-row table:style-name="ro2">
          <table:table-cell table:style-name="ce82"/>
          <table:table-cell table:style-name="ce2"/>
          <table:table-cell office:value-type="string" table:style-name="ce2">
            <text:p>vklt. Suret harcı</text:p>
          </table:table-cell>
          <table:table-cell table:number-columns-repeated="2" table:style-name="ce2"/>
          <table:table-cell office:value-type="float" office:value="38.4" table:style-name="ce3">
            <text:p>38,40</text:p>
          </table:table-cell>
          <table:table-cell office:value-type="float" office:value="-20363.150000000001" table:formula="of:=[.G8]+[.F9]" table:style-name="ce3">
            <text:p>-20.363,15</text:p>
          </table:table-cell>
          <table:table-cell table:number-columns-repeated="16377"/>
        </table:table-row>
        <table:table-row table:style-name="ro2">
          <table:table-cell table:style-name="ce82"/>
          <table:table-cell table:style-name="ce2"/>
          <table:table-cell office:value-type="string" table:style-name="ce2">
            <text:p>peşin harç</text:p>
          </table:table-cell>
          <table:table-cell table:number-columns-repeated="2" table:style-name="ce2"/>
          <table:table-cell office:value-type="float" office:value="507.75" table:style-name="ce3">
            <text:p>507,75</text:p>
          </table:table-cell>
          <table:table-cell office:value-type="float" office:value="-19855.400000000001" table:formula="of:=[.G9]+[.F10]" table:style-name="ce3">
            <text:p>-19.855,40</text:p>
          </table:table-cell>
          <table:table-cell table:number-columns-repeated="16377"/>
        </table:table-row>
        <table:table-row table:style-name="ro2">
          <table:table-cell table:style-name="ce82"/>
          <table:table-cell table:style-name="ce2"/>
          <table:table-cell office:value-type="string" table:style-name="ce2">
            <text:p>posta masrafı</text:p>
          </table:table-cell>
          <table:table-cell table:number-columns-repeated="2" table:style-name="ce2"/>
          <table:table-cell office:value-type="float" office:value="87" table:style-name="ce3">
            <text:p>87,00</text:p>
          </table:table-cell>
          <table:table-cell office:value-type="float" office:value="-19768.400000000001" table:formula="of:=[.G10]+[.F11]" table:style-name="ce3">
            <text:p>-19.768,40</text:p>
          </table:table-cell>
          <table:table-cell table:number-columns-repeated="16377"/>
        </table:table-row>
        <table:table-row table:style-name="ro2">
          <table:table-cell office:value-type="date" office:date-value="2023-08-30T00:00:00" table:style-name="ce82">
            <text:p>30.08.23</text:p>
          </table:table-cell>
          <table:table-cell table:style-name="ce2"/>
          <table:table-cell office:value-type="string" table:style-name="ce2">
            <text:p>2023-24 Eylül KB</text:p>
          </table:table-cell>
          <table:table-cell office:value-type="float" office:value="4.75" table:style-name="ce2">
            <text:p>4,75</text:p>
          </table:table-cell>
          <table:table-cell office:value-type="float" office:value="16721.96974" table:formula="of:=[.E7]+([.E7]*[.D7]/100)" table:style-name="ce3">
            <text:p>16.721,97</text:p>
          </table:table-cell>
          <table:table-cell office:value-type="float" office:value="16721.96974" table:formula="of:=[.E12]" table:style-name="ce3">
            <text:p>16.721,97</text:p>
          </table:table-cell>
          <table:table-cell office:value-type="float" office:value="-3046.430260000001" table:formula="of:=[.G11]+[.F12]" table:style-name="ce3">
            <text:p>-3.046,43</text:p>
          </table:table-cell>
          <table:table-cell table:number-columns-repeated="16377"/>
        </table:table-row>
        <table:table-row table:style-name="ro2">
          <table:table-cell office:value-type="date" office:date-value="2023-09-30T00:00:00" table:style-name="ce82">
            <text:p>30.09.23</text:p>
          </table:table-cell>
          <table:table-cell table:style-name="ce2"/>
          <table:table-cell office:value-type="string" table:style-name="ce2">
            <text:p>2023-24 Ekim KB</text:p>
          </table:table-cell>
          <table:table-cell office:value-type="float" office:value="3.43" table:style-name="ce2">
            <text:p>3,43</text:p>
          </table:table-cell>
          <table:table-cell office:value-type="float" office:value="17516.263302650001" table:formula="of:=[.E12]+([.E12]*[.D12]/100)" table:style-name="ce3">
            <text:p>17.516,26</text:p>
          </table:table-cell>
          <table:table-cell office:value-type="float" office:value="17516.263302650001" table:formula="of:=[.E13]" table:style-name="ce3">
            <text:p>17.516,26</text:p>
          </table:table-cell>
          <table:table-cell office:value-type="float" office:value="14469.83304265" table:formula="of:=[.G12]+[.F13]" table:style-name="ce3">
            <text:p>14.469,83</text:p>
          </table:table-cell>
          <table:table-cell table:number-columns-repeated="16377"/>
        </table:table-row>
        <table:table-row table:style-name="ro2">
          <table:table-cell office:value-type="date" office:date-value="2023-09-23T00:00:00" table:style-name="ce82">
            <text:p>23.09.23</text:p>
          </table:table-cell>
          <table:table-cell table:style-name="ce2"/>
          <table:table-cell office:value-type="string" table:style-name="ce2">
            <text:p>bankadan ödeme</text:p>
          </table:table-cell>
          <table:table-cell table:number-columns-repeated="2" table:style-name="ce2"/>
          <table:table-cell office:value-type="float" office:value="-9100" table:style-name="ce3">
            <text:p>-9.100,00</text:p>
          </table:table-cell>
          <table:table-cell office:value-type="float" office:value="5369.8330426499997" table:formula="of:=[.G13]+[.F14]" table:style-name="ce3">
            <text:p>5.369,83</text:p>
          </table:table-cell>
          <table:table-cell table:number-columns-repeated="16377"/>
        </table:table-row>
        <table:table-row table:style-name="ro2">
          <table:table-cell office:value-type="date" office:date-value="2023-09-23T00:00:00" table:style-name="ce82">
            <text:p>23.09.23</text:p>
          </table:table-cell>
          <table:table-cell table:style-name="ce2"/>
          <table:table-cell office:value-type="string" table:style-name="ce2">
            <text:p>bankadan ödeme</text:p>
          </table:table-cell>
          <table:table-cell table:number-columns-repeated="2" table:style-name="ce2"/>
          <table:table-cell office:value-type="float" office:value="-2230" table:style-name="ce3">
            <text:p>-2.230,00</text:p>
          </table:table-cell>
          <table:table-cell office:value-type="float" office:value="3139.8330426499997" table:formula="of:=[.G14]+[.F15]" table:style-name="ce3">
            <text:p>3.139,83</text:p>
          </table:table-cell>
          <table:table-cell table:number-columns-repeated="16377"/>
        </table:table-row>
        <table:table-row table:style-name="ro2">
          <table:table-cell table:style-name="ce82"/>
          <table:table-cell table:style-name="ce2"/>
          <table:table-cell office:value-type="string" table:style-name="ce2">
            <text:p>2023/7895 başvurma harcı</text:p>
          </table:table-cell>
          <table:table-cell table:number-columns-repeated="2" table:style-name="ce2"/>
          <table:table-cell office:value-type="float" office:value="123.6" table:style-name="ce3">
            <text:p>123,60</text:p>
          </table:table-cell>
          <table:table-cell office:value-type="float" office:value="3263.4330426499996" table:formula="of:=[.G15]+[.F16]" table:style-name="ce3">
            <text:p>3.263,43</text:p>
          </table:table-cell>
          <table:table-cell table:number-columns-repeated="16377"/>
        </table:table-row>
        <table:table-row table:style-name="ro2">
          <table:table-cell table:style-name="ce82"/>
          <table:table-cell table:style-name="ce2"/>
          <table:table-cell office:value-type="string" table:style-name="ce2">
            <text:p>vklt. Suret harcı</text:p>
          </table:table-cell>
          <table:table-cell table:number-columns-repeated="2" table:style-name="ce2"/>
          <table:table-cell office:value-type="float" office:value="38.4" table:style-name="ce3">
            <text:p>38,40</text:p>
          </table:table-cell>
          <table:table-cell office:value-type="float" office:value="3301.8330426499997" table:formula="of:=[.G16]+[.F17]" table:style-name="ce3">
            <text:p>3.301,83</text:p>
          </table:table-cell>
          <table:table-cell table:number-columns-repeated="16377"/>
        </table:table-row>
        <table:table-row table:style-name="ro2">
          <table:table-cell table:style-name="ce82"/>
          <table:table-cell table:style-name="ce2"/>
          <table:table-cell office:value-type="string" table:style-name="ce2">
            <text:p>peşin harç</text:p>
          </table:table-cell>
          <table:table-cell table:number-columns-repeated="2" table:style-name="ce2"/>
          <table:table-cell office:value-type="float" office:value="269.85000000000002" table:style-name="ce3">
            <text:p>269,85</text:p>
          </table:table-cell>
          <table:table-cell office:value-type="float" office:value="3571.6830426499996" table:formula="of:=[.G17]+[.F18]" table:style-name="ce3">
            <text:p>3.571,68</text:p>
          </table:table-cell>
          <table:table-cell table:number-columns-repeated="16377"/>
        </table:table-row>
        <table:table-row table:style-name="ro2">
          <table:table-cell office:value-type="date" office:date-value="2023-10-30T00:00:00" table:style-name="ce82">
            <text:p>30.10.23</text:p>
          </table:table-cell>
          <table:table-cell table:style-name="ce2"/>
          <table:table-cell office:value-type="string" table:style-name="ce2">
            <text:p>2023-24 Kasım KB</text:p>
          </table:table-cell>
          <table:table-cell office:value-type="float" office:value="3.28" table:style-name="ce2">
            <text:p>3,28</text:p>
          </table:table-cell>
          <table:table-cell office:value-type="float" office:value="18117.071133930895" table:formula="of:=[.E13]+([.E13]*[.D13]/100)" table:style-name="ce3">
            <text:p>18.117,07</text:p>
          </table:table-cell>
          <table:table-cell office:value-type="float" office:value="18220.057657729816" table:formula="of:=[.E19]+([.G15]*[.D19])/100" table:style-name="ce3">
            <text:p>18.220,06</text:p>
          </table:table-cell>
          <table:table-cell office:value-type="float" office:value="21791.740700379814" table:formula="of:=[.G18]+[.F19]" table:style-name="ce3">
            <text:p>21.791,74</text:p>
          </table:table-cell>
          <table:table-cell table:number-columns-repeated="16377"/>
        </table:table-row>
        <table:table-row table:style-name="ro2">
          <table:table-cell office:value-type="date" office:date-value="2023-11-30T00:00:00" table:style-name="ce82">
            <text:p>30.11.23</text:p>
          </table:table-cell>
          <table:table-cell table:style-name="ce2"/>
          <table:table-cell office:value-type="string" table:style-name="ce2">
            <text:p>2023-24 Aralık KB</text:p>
          </table:table-cell>
          <table:table-cell office:value-type="float" office:value="2.93" table:style-name="ce2">
            <text:p>2,93</text:p>
          </table:table-cell>
          <table:table-cell office:value-type="float" office:value="18711.311067123828" table:formula="of:=[.E19]+([.E19]*[.D19]/100)" table:style-name="ce3">
            <text:p>18.711,31</text:p>
          </table:table-cell>
          <table:table-cell office:value-type="float" office:value="19349.809069644958" table:formula="of:=[.E20]+([.G19]*[.D20])/100" table:style-name="ce3">
            <text:p>19.349,81</text:p>
          </table:table-cell>
          <table:table-cell office:value-type="float" office:value="41141.549770024772" table:formula="of:=[.G19]+[.F20]" table:style-name="ce3">
            <text:p>41.141,55</text:p>
          </table:table-cell>
          <table:table-cell table:number-columns-repeated="16377"/>
        </table:table-row>
        <table:table-row table:style-name="ro2">
          <table:table-cell office:value-type="date" office:date-value="2023-12-30T00:00:00" table:style-name="ce82">
            <text:p>30.12.23</text:p>
          </table:table-cell>
          <table:table-cell table:style-name="ce2"/>
          <table:table-cell office:value-type="string" table:style-name="ce2">
            <text:p>2023-24 Ocak KB</text:p>
          </table:table-cell>
          <table:table-cell office:value-type="float" office:value="6.7" table:style-name="ce2">
            <text:p>6,7</text:p>
          </table:table-cell>
          <table:table-cell office:value-type="float" office:value="19259.552481390558" table:formula="of:=[.E20]+([.E20]*[.D20]/100)" table:style-name="ce3">
            <text:p>19.259,55</text:p>
          </table:table-cell>
          <table:table-cell office:value-type="float" office:value="22016.036315982215" table:formula="of:=[.E21]+([.G20]*[.D21])/100" table:style-name="ce3">
            <text:p>22.016,04</text:p>
          </table:table-cell>
          <table:table-cell office:value-type="float" office:value="63157.586086006988" table:formula="of:=[.G20]+[.F21]" table:style-name="ce3">
            <text:p>63.157,59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82">
            <text:p>30.01.24</text:p>
          </table:table-cell>
          <table:table-cell table:style-name="ce2"/>
          <table:table-cell office:value-type="string" table:style-name="ce2">
            <text:p>2023-24 Şubat KB</text:p>
          </table:table-cell>
          <table:table-cell office:value-type="float" office:value="6.7" table:style-name="ce2">
            <text:p>6,7</text:p>
          </table:table-cell>
          <table:table-cell office:value-type="float" office:value="20549.942497643726" table:formula="of:=[.E21]+([.E21]*[.D21]/100)" table:style-name="ce3">
            <text:p>20.549,94</text:p>
          </table:table-cell>
          <table:table-cell office:value-type="float" office:value="24781.500765406192" table:formula="of:=[.E22]+([.G21]*[.D22])/100" table:style-name="ce3">
            <text:p>24.781,50</text:p>
          </table:table-cell>
          <table:table-cell office:value-type="float" office:value="87939.086851413187" table:formula="of:=[.G21]+[.F22]" table:style-name="ce3">
            <text:p>87.939,09</text:p>
          </table:table-cell>
          <table:table-cell table:number-columns-repeated="16377"/>
        </table:table-row>
        <table:table-row table:style-name="ro2">
          <table:table-cell table:style-name="ce82"/>
          <table:table-cell table:number-columns-repeated="3" table:style-name="ce2"/>
          <table:table-cell table:number-columns-repeated="2" table:style-name="ce3"/>
          <table:table-cell office:value-type="float" office:value="87939.086851413187" table:formula="of:=[.G22]+[.F23]" table:style-name="ce3">
            <text:p>87.939,09</text:p>
          </table:table-cell>
          <table:table-cell table:number-columns-repeated="16377"/>
        </table:table-row>
        <table:table-row table:style-name="ro1">
          <table:table-cell table:style-name="ce82"/>
          <table:table-cell table:number-columns-repeated="3" table:style-name="ce2"/>
          <table:table-cell table:number-columns-repeated="2" table:style-name="ce3"/>
          <table:table-cell office:value-type="float" office:value="87939.086851413187" table:formula="of:=[.G23]+[.F24]" table:style-name="ce3">
            <text:p>87.939,09</text:p>
          </table:table-cell>
          <table:table-cell table:number-columns-repeated="16377"/>
        </table:table-row>
        <table:table-row table:style-name="ro1">
          <table:table-cell table:style-name="ce82"/>
          <table:table-cell table:style-name="ce2"/>
          <table:table-cell office:value-type="string" table:style-name="ce2">
            <text:p>mahkeme <text:s/>karar ilam harcı</text:p>
          </table:table-cell>
          <table:table-cell table:number-columns-repeated="2" table:style-name="ce2"/>
          <table:table-cell office:value-type="float" office:value="427.6" table:style-name="ce3">
            <text:p>427,60</text:p>
          </table:table-cell>
          <table:table-cell office:value-type="float" office:value="88366.686851413193" table:formula="of:=[.G24]+[.F25]" table:style-name="ce3">
            <text:p>88.366,69</text:p>
          </table:table-cell>
          <table:table-cell table:number-columns-repeated="16377"/>
        </table:table-row>
        <table:table-row table:style-name="ro1">
          <table:table-cell table:style-name="ce82"/>
          <table:table-cell table:style-name="ce2"/>
          <table:table-cell office:value-type="string" table:style-name="ce2">
            <text:p>%20 inkar tazminatı</text:p>
          </table:table-cell>
          <table:table-cell table:number-columns-repeated="2" table:style-name="ce2"/>
          <table:table-cell office:value-type="float" office:value="5853.62" table:style-name="ce3">
            <text:p>5.853,62</text:p>
          </table:table-cell>
          <table:table-cell office:value-type="float" office:value="94220.306851413188" table:formula="of:=[.G25]+[.F26]" table:style-name="ce3">
            <text:p>94.220,31</text:p>
          </table:table-cell>
          <table:table-cell table:number-columns-repeated="16377"/>
        </table:table-row>
        <table:table-row table:style-name="ro1">
          <table:table-cell table:style-name="ce82"/>
          <table:table-cell table:style-name="ce2"/>
          <table:table-cell office:value-type="string" table:style-name="ce2">
            <text:p>avukat hakan</text:p>
          </table:table-cell>
          <table:table-cell table:number-columns-repeated="2" table:style-name="ce2"/>
          <table:table-cell office:value-type="float" office:value="6800" table:style-name="ce3">
            <text:p>6.800,00</text:p>
          </table:table-cell>
          <table:table-cell office:value-type="float" office:value="101020.30685141319" table:formula="of:=[.G26]+[.F27]" table:style-name="ce3">
            <text:p>101.020,31</text:p>
          </table:table-cell>
          <table:table-cell table:number-columns-repeated="16377"/>
        </table:table-row>
        <table:table-row table:style-name="ro1">
          <table:table-cell table:style-name="ce82"/>
          <table:table-cell table:style-name="ce2"/>
          <table:table-cell office:value-type="string" table:style-name="ce2">
            <text:p>avukat emrullah özer</text:p>
          </table:table-cell>
          <table:table-cell table:number-columns-repeated="2" table:style-name="ce1"/>
          <table:table-cell office:value-type="float" office:value="20000" table:style-name="ce3">
            <text:p>20.000,00</text:p>
          </table:table-cell>
          <table:table-cell office:value-type="float" office:value="121020.30685141319" table:formula="of:=[.G27]+[.F28]" table:style-name="ce3">
            <text:p>121.020,31</text:p>
          </table:table-cell>
          <table:table-cell table:number-columns-repeated="16377"/>
        </table:table-row>
        <table:table-row table:style-name="ro1">
          <table:table-cell table:style-name="ce82"/>
          <table:table-cell table:number-columns-repeated="2" table:style-name="ce2"/>
          <table:table-cell table:style-name="ce1"/>
          <table:table-cell table:style-name="ce83"/>
          <table:table-cell table:style-name="ce3"/>
          <table:table-cell office:value-type="float" office:value="121020.30685141319" table:formula="of:=[.G28]+[.F29]" table:style-name="ce3">
            <text:p>121.020,31</text:p>
          </table:table-cell>
          <table:table-cell table:number-columns-repeated="16377"/>
        </table:table-row>
        <table:table-row table:style-name="ro1">
          <table:table-cell office:value-type="date" office:date-value="2024-02-29T00:00:00" table:style-name="ce82">
            <text:p>29.02.24</text:p>
          </table:table-cell>
          <table:table-cell table:style-name="ce2"/>
          <table:table-cell office:value-type="string" table:style-name="ce2">
            <text:p>2024-2025 kira bedeli <text:s/>24 asgari ücret</text:p>
          </table:table-cell>
          <table:table-cell office:value-type="float" office:value="24" table:style-name="ce2">
            <text:p>24</text:p>
          </table:table-cell>
          <table:table-cell office:value-type="float" office:value="17002" table:style-name="ce2">
            <text:p>17002</text:p>
          </table:table-cell>
          <table:table-cell office:value-type="float" office:value="408048" table:formula="of:=[.E30]*[.D30]" table:style-name="ce3">
            <text:p>408.048,00</text:p>
          </table:table-cell>
          <table:table-cell office:value-type="float" office:value="529068.30685141322" table:formula="of:=[.G29]+[.F30]" table:style-name="ce3">
            <text:p>529.068,31</text:p>
          </table:table-cell>
          <table:table-cell table:number-columns-repeated="16377"/>
        </table:table-row>
        <table:table-row table:style-name="ro1">
          <table:table-cell table:style-name="ce82"/>
          <table:table-cell table:style-name="ce2"/>
          <table:table-cell office:value-type="string" table:style-name="ce2">
            <text:p>2025 ocak - şubat iade</text:p>
          </table:table-cell>
          <table:table-cell office:value-type="float" office:value="2" table:style-name="ce2">
            <text:p>2</text:p>
          </table:table-cell>
          <table:table-cell office:value-type="float" office:value="-17002" table:style-name="ce3">
            <text:p>-17.002,00</text:p>
          </table:table-cell>
          <table:table-cell office:value-type="float" office:value="-34004" table:formula="of:=[.E31]*[.D31]" table:style-name="ce3">
            <text:p>-34.004,00</text:p>
          </table:table-cell>
          <table:table-cell office:value-type="float" office:value="495064.30685141322" table:formula="of:=[.G30]+[.F31]" table:style-name="ce3">
            <text:p>495.064,31</text:p>
          </table:table-cell>
          <table:table-cell table:number-columns-repeated="16377"/>
        </table:table-row>
        <table:table-row table:style-name="ro1">
          <table:table-cell table:style-name="ce82"/>
          <table:table-cell table:number-columns-repeated="3" table:style-name="ce2"/>
          <table:table-cell table:number-columns-repeated="2" table:style-name="ce3"/>
          <table:table-cell office:value-type="float" office:value="495064.30685141322" table:formula="of:=[.G31]+[.F32]" table:style-name="ce3">
            <text:p>495.064,31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16379"/>
        </table:table-row>
        <table:table-row table:number-rows-repeated="1048534" table:style-name="ro1">
          <table:table-cell table:number-columns-repeated="16384"/>
        </table:table-row>
      </table:table>
      <table:table table:name="Senet_Borçlu_Alacaklı_Giriş" table:style-name="ta2">
        <table:table-column table:style-name="co8" table:default-cell-style-name="ce7"/>
        <table:table-column table:style-name="co9" table:default-cell-style-name="ce8"/>
        <table:table-column table:style-name="co10" table:default-cell-style-name="ce9"/>
        <table:table-column table:style-name="co11" table:number-columns-repeated="1020" table:default-cell-style-name="ce7"/>
        <table:table-column table:style-name="co7" table:default-cell-style-name="ce7"/>
        <table:table-column table:style-name="co7" table:number-columns-repeated="15360" table:default-cell-style-name="ce1"/>
        <table:table-row table:style-name="ro2">
          <table:table-cell table:number-columns-spanned="1" table:number-rows-spanned="2" table:style-name="ce13"/>
          <table:table-cell office:value-type="string" table:style-name="ce5">
            <text:p>Alacaklı Adı Soyadı / Unvanı</text:p>
          </table:table-cell>
          <table:table-cell table:style-name="ce6"/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İl</text:p>
          </table:table-cell>
          <table:table-cell office:value-type="string" table:style-name="ce6">
            <text:p>TOKAT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number-columns-spanned="1" table:number-rows-spanned="5" table:style-name="ce14">
            <text:p>BORÇLU</text:p>
          </table:table-cell>
          <table:table-cell office:value-type="string" table:style-name="ce5">
            <text:p>Kişilik</text:p>
          </table:table-cell>
          <table:table-cell office:value-type="string" table:content-validation-name="val1" table:style-name="ce10">
            <text:p>Gerçek Kişi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Adı Soyadı / Unvanı</text:p>
          </table:table-cell>
          <table:table-cell table:style-name="ce10"/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Adresi</text:p>
          </table:table-cell>
          <table:table-cell table:style-name="ce10"/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Vergi Dairesi</text:p>
          </table:table-cell>
          <table:table-cell office:value-type="string" table:style-name="ce10">
            <text:p>Toka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Vergi No/TC Kimlik No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14">
            <text:p>KEFİL</text:p>
          </table:table-cell>
          <table:table-cell office:value-type="string" table:style-name="ce5">
            <text:p>Adı Soyadı / Unvanı</text:p>
          </table:table-cell>
          <table:table-cell office:value-type="string" table:style-name="ce10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Adresi</text:p>
          </table:table-cell>
          <table:table-cell office:value-type="string" table:style-name="ce11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Vergi Dairesi</text:p>
          </table:table-cell>
          <table:table-cell office:value-type="string" table:style-name="ce10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5">
            <text:p>Vergi No/TC Kimlik No</text:p>
          </table:table-cell>
          <table:table-cell office:value-type="string" table:style-name="ce12">
            <text:p><text:s/></text:p>
          </table:table-cell>
          <table:table-cell table:number-columns-repeated="16381"/>
        </table:table-row>
        <table:table-row table:number-rows-repeated="1048564" table:style-name="ro3">
          <table:table-cell table:number-columns-repeated="16384"/>
        </table:table-row>
      </table:table>
      <table:table table:name="Senet_Taksit_Giriş" table:style-name="ta1">
        <table:table-column table:style-name="co8" table:default-cell-style-name="ce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2"/>
        <table:table-column table:style-name="co15" table:default-cell-style-name="ce18"/>
        <table:table-column table:style-name="co16" table:default-cell-style-name="ce19"/>
        <table:table-column table:style-name="co17" table:default-cell-style-name="ce19"/>
        <table:table-column table:style-name="co1" table:number-columns-repeated="1015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2">
          <table:table-cell table:number-columns-spanned="1" table:number-rows-spanned="2" table:style-name="ce25"/>
          <table:table-cell table:style-name="ce15"/>
          <table:table-cell table:style-name="ce16"/>
          <table:table-cell table:style-name="ce17"/>
          <table:table-cell table:style-name="ce7"/>
          <table:table-cell table:style-name="ce18"/>
          <table:table-cell table:number-columns-repeated="2" table:style-name="ce19"/>
          <table:table-cell table:number-columns-repeated="16376"/>
        </table:table-row>
        <table:table-row table:style-name="ro2">
          <table:covered-table-cell/>
          <table:table-cell office:value-type="string" table:style-name="ce15">
            <text:p>Senet No</text:p>
          </table:table-cell>
          <table:table-cell office:value-type="string" table:style-name="ce15">
            <text:p>Düzenleme Tarihi</text:p>
          </table:table-cell>
          <table:table-cell office:value-type="string" table:style-name="ce15">
            <text:p>Vade Tarihi</text:p>
          </table:table-cell>
          <table:table-cell office:value-type="string" table:style-name="ce8">
            <text:p>Tutarı Rakamla</text:p>
          </table:table-cell>
          <table:table-cell office:value-type="string" table:style-name="ce20">
            <text:p>Tutarı Yazıyla</text:p>
          </table:table-cell>
          <table:table-cell office:value-type="string" table:style-name="ce15">
            <text:p>Borcun Nedeni</text:p>
          </table:table-cell>
          <table:table-cell office:value-type="string" table:style-name="ce15">
            <text:p>Senet <text:s/>Mühteviyatı</text:p>
          </table:table-cell>
          <table:table-cell table:number-columns-repeated="16376"/>
        </table:table-row>
        <table:table-row table:style-name="ro2">
          <table:table-cell office:value-type="float" office:value="3" table:number-columns-spanned="1" table:number-rows-spanned="7" table:style-name="ce26">
            <text:p>3</text:p>
          </table:table-cell>
          <table:table-cell office:value-type="float" office:value="1" table:style-name="ce16">
            <text:p>1</text:p>
          </table:table-cell>
          <table:table-cell office:value-type="date" office:date-value="2021-08-11T00:00:00" table:style-name="ce21">
            <text:p>11.08.2021</text:p>
          </table:table-cell>
          <table:table-cell office:value-type="string" table:style-name="ce21">
            <text:p><text:s/></text:p>
          </table:table-cell>
          <table:table-cell office:value-type="float" office:value="28000" table:style-name="ce22">
            <text:p>28.000,00</text:p>
          </table:table-cell>
          <table:table-cell office:value-type="string" office:string-value="Yirmisekiz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20">
            <text:p>Yirmisekizbin TL<text:s/></text:p>
          </table:table-cell>
          <table:table-cell office:value-type="string" table:content-validation-name="val2" table:style-name="ce16">
            <text:p>nakden</text:p>
          </table:table-cell>
          <table:table-cell office:value-type="string" table:style-name="ce16">
            <text:p>1. Taksit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2" table:style-name="ce19">
            <text:p>2</text:p>
          </table:table-cell>
          <table:table-cell office:value-type="date" office:date-value="2021-02-25T00:00:00" table:style-name="ce21">
            <text:p>25.02.2021</text:p>
          </table:table-cell>
          <table:table-cell office:value-type="date" office:date-value="2021-04-30T00:00:00" table:style-name="ce21">
            <text:p>30.04.2021</text:p>
          </table:table-cell>
          <table:table-cell table:style-name="ce23"/>
          <table:table-cell office:value-type="string" office:string-value="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24">
            <text:p><text:s/>TL<text:s/></text:p>
          </table:table-cell>
          <table:table-cell office:value-type="string" office:string-value="nakden" table:formula="of:=[.G3]" table:style-name="ce19">
            <text:p>nakden</text:p>
          </table:table-cell>
          <table:table-cell office:value-type="string" table:style-name="ce16">
            <text:p>2. Taksit</text:p>
          </table:table-cell>
          <table:table-cell table:number-columns-repeated="16376"/>
        </table:table-row>
        <table:table-row table:number-rows-repeated="5" table:style-name="ro2">
          <table:covered-table-cell/>
          <table:table-cell table:style-name="ce19"/>
          <table:table-cell table:number-columns-repeated="2" table:style-name="ce21"/>
          <table:table-cell table:style-name="ce23"/>
          <table:table-cell table:style-name="ce24"/>
          <table:table-cell table:style-name="ce19"/>
          <table:table-cell table:style-name="ce16"/>
          <table:table-cell table:number-columns-repeated="16376"/>
        </table:table-row>
        <table:table-row table:style-name="ro2">
          <table:table-cell table:style-name="ce7"/>
          <table:table-cell table:style-name="ce19"/>
          <table:table-cell table:number-columns-repeated="2" table:style-name="ce21"/>
          <table:table-cell table:style-name="ce23"/>
          <table:table-cell table:style-name="ce24"/>
          <table:table-cell table:style-name="ce19"/>
          <table:table-cell table:style-name="ce16"/>
          <table:table-cell table:number-columns-repeated="16376"/>
        </table:table-row>
        <table:table-row table:style-name="ro2">
          <table:table-cell table:number-columns-spanned="1" table:number-rows-spanned="5" table:style-name="ce25"/>
          <table:table-cell table:style-name="ce19"/>
          <table:table-cell table:number-columns-repeated="2" table:style-name="ce21"/>
          <table:table-cell table:style-name="ce23"/>
          <table:table-cell table:style-name="ce24"/>
          <table:table-cell table:style-name="ce19"/>
          <table:table-cell table:style-name="ce16"/>
          <table:table-cell table:number-columns-repeated="16376"/>
        </table:table-row>
        <table:table-row table:number-rows-repeated="3" table:style-name="ro2">
          <table:covered-table-cell/>
          <table:table-cell table:style-name="ce19"/>
          <table:table-cell table:number-columns-repeated="2" table:style-name="ce21"/>
          <table:table-cell table:style-name="ce23"/>
          <table:table-cell table:style-name="ce24"/>
          <table:table-cell table:style-name="ce19"/>
          <table:table-cell table:style-name="ce16"/>
          <table:table-cell table:number-columns-repeated="16376"/>
        </table:table-row>
        <table:table-row table:style-name="ro2">
          <table:covered-table-cell/>
          <table:table-cell table:style-name="ce15"/>
          <table:table-cell table:style-name="ce21"/>
          <table:table-cell table:style-name="ce17"/>
          <table:table-cell table:style-name="ce7"/>
          <table:table-cell table:style-name="ce18"/>
          <table:table-cell table:number-columns-repeated="2" table:style-name="ce19"/>
          <table:table-cell table:number-columns-repeated="16376"/>
        </table:table-row>
        <table:table-row table:style-name="ro2">
          <table:table-cell table:number-columns-spanned="1" table:number-rows-spanned="4" table:style-name="ce25"/>
          <table:table-cell table:style-name="ce15"/>
          <table:table-cell table:style-name="ce21"/>
          <table:table-cell table:style-name="ce17"/>
          <table:table-cell table:style-name="ce7"/>
          <table:table-cell table:style-name="ce18"/>
          <table:table-cell table:number-columns-repeated="2" table:style-name="ce19"/>
          <table:table-cell table:number-columns-repeated="16376"/>
        </table:table-row>
        <table:table-row table:style-name="ro2">
          <table:covered-table-cell/>
          <table:table-cell table:style-name="ce15"/>
          <table:table-cell table:style-name="ce21"/>
          <table:table-cell table:style-name="ce17"/>
          <table:table-cell table:style-name="ce7"/>
          <table:table-cell table:number-columns-repeated="16379"/>
        </table:table-row>
        <table:table-row table:style-name="ro2">
          <table:covered-table-cell/>
          <table:table-cell table:style-name="ce15"/>
          <table:table-cell table:style-name="ce16"/>
          <table:table-cell table:style-name="ce17"/>
          <table:table-cell table:style-name="ce7"/>
          <table:table-cell table:number-columns-repeated="16379"/>
        </table:table-row>
        <table:table-row table:style-name="ro2">
          <table:covered-table-cell/>
          <table:table-cell table:style-name="ce15"/>
          <table:table-cell table:style-name="ce19"/>
          <table:table-cell table:style-name="ce17"/>
          <table:table-cell table:style-name="ce7"/>
          <table:table-cell table:number-columns-repeated="16379"/>
        </table:table-row>
        <table:table-row table:number-rows-repeated="3" table:style-name="ro2">
          <table:table-cell table:style-name="ce7"/>
          <table:table-cell table:style-name="ce15"/>
          <table:table-cell table:number-columns-repeated="2" table:style-name="ce17"/>
          <table:table-cell table:style-name="ce7"/>
          <table:table-cell table:number-columns-repeated="16379"/>
        </table:table-row>
        <table:table-row table:number-rows-repeated="1048554" table:style-name="ro3">
          <table:table-cell table:number-columns-repeated="16384"/>
        </table:table-row>
      </table:table>
      <table:table table:name="Senet_Önizleme" table:style-name="ta3"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2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11" table:number-columns-repeated="1008" table:default-cell-style-name="ce27"/>
        <table:table-column table:style-name="co30" table:default-cell-style-name="ce1"/>
        <table:table-column table:style-name="co7" table:number-columns-repeated="15362" table:default-cell-style-name="ce1"/>
        <table:table-row table:style-name="ro4">
          <table:table-cell table:number-columns-repeated="16384"/>
        </table:table-row>
        <table:table-row table:style-name="ro4">
          <table:table-cell table:style-name="ce27"/>
          <table:table-cell table:style-name="ce28"/>
          <table:table-cell table:number-columns-repeated="10" table:style-name="ce29"/>
          <table:table-cell table:style-name="ce30"/>
          <table:table-cell table:number-columns-repeated="1008" table:style-name="ce27"/>
          <table:table-cell table:number-columns-repeated="15363"/>
        </table:table-row>
        <table:table-row table:style-name="ro4">
          <table:table-cell table:style-name="ce17"/>
          <table:table-cell table:style-name="ce31"/>
          <table:table-cell office:value-type="string" office:string-value="0    - Taksit No: - 1 -  " table:formula="of:=[.$H17] &amp;&quot;    - Taksit No: &quot; &amp; [.$J5]&amp;&quot;  &quot;" table:number-columns-spanned="1" table:number-rows-spanned="31" table:style-name="ce73">
            <text:p>0 <text:s text:c="3"/>- Taksit No: - 1 -<text:s text:c="2"/></text:p>
          </table:table-cell>
          <table:table-cell table:number-columns-repeated="2" table:style-name="ce32"/>
          <table:table-cell table:style-name="ce28"/>
          <table:table-cell table:number-columns-repeated="5" table:style-name="ce29"/>
          <table:table-cell table:style-name="ce30"/>
          <table:table-cell table:style-name="ce33"/>
          <table:table-cell table:number-columns-repeated="1008" table:style-name="ce17"/>
          <table:table-cell table:number-columns-repeated="15363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table-cell office:value-type="string" table:style-name="ce36">
            <text:p>VADE</text:p>
          </table:table-cell>
          <table:table-cell table:style-name="ce37"/>
          <table:table-cell office:value-type="string" table:style-name="ce38">
            <text:p>TÜRK LIRASI</text:p>
          </table:table-cell>
          <table:table-cell table:style-name="ce38"/>
          <table:table-cell office:value-type="string" table:style-name="ce38">
            <text:p>No</text:p>
          </table:table-cell>
          <table:table-cell table:style-name="ce39"/>
          <table:table-cell office:value-type="string" table:style-name="ce40">
            <text:p>DÜZENLEME TARIHI</text:p>
          </table:table-cell>
          <table:table-cell table:style-name="ce41"/>
          <table:table-cell table:number-columns-repeated="1008" table:style-name="ce27"/>
          <table:table-cell table:number-columns-repeated="15363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table-cell office:value-type="string" office:string-value=" " table:formula="of:=[Senet_Taksit_Giriş.D3]" table:number-columns-spanned="1" table:number-rows-spanned="2" table:style-name="ce74">
            <text:p><text:s/></text:p>
          </table:table-cell>
          <table:table-cell table:style-name="ce42"/>
          <table:table-cell office:value-type="string" office:string-value="# 28.000,00 TL #" table:formula="of:=&quot;# &quot;&amp;TEXT(([Senet_Taksit_Giriş.E3]);&quot;#.##0,00&quot;)&amp;&quot; TL #&quot;" table:number-columns-spanned="1" table:number-rows-spanned="2" table:style-name="ce75">
            <text:p># 28.000,00 TL #</text:p>
          </table:table-cell>
          <table:table-cell table:style-name="ce43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76">
            <text:p>- 1 -</text:p>
          </table:table-cell>
          <table:table-cell table:style-name="ce44"/>
          <table:table-cell office:value-type="date" office:date-value="2021-08-11T00:00:00" table:formula="of:=[Senet_Taksit_Giriş.C3]" table:number-columns-spanned="1" table:number-rows-spanned="2" table:style-name="ce77">
            <text:p>11.08.2021</text:p>
          </table:table-cell>
          <table:table-cell table:style-name="ce41"/>
          <table:table-cell table:number-columns-repeated="1008" table:style-name="ce27"/>
          <table:table-cell table:number-columns-repeated="15363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covered-table-cell/>
          <table:table-cell table:style-name="ce42"/>
          <table:covered-table-cell/>
          <table:table-cell table:style-name="ce43"/>
          <table:covered-table-cell/>
          <table:table-cell table:style-name="ce44"/>
          <table:covered-table-cell/>
          <table:table-cell table:style-name="ce41"/>
          <table:table-cell table:number-columns-repeated="1008" table:style-name="ce27"/>
          <table:table-cell table:number-columns-repeated="15363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table-cell table:style-name="ce45"/>
          <table:table-cell table:number-columns-repeated="5" table:style-name="ce46"/>
          <table:table-cell table:style-name="ce47"/>
          <table:table-cell table:style-name="ce41"/>
          <table:table-cell table:number-columns-repeated="1008" table:style-name="ce27"/>
          <table:table-cell table:number-columns-repeated="15363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table-cell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Yirmisekiz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78">
            <text:p><text:s text:c="23"/>İş bu emre muharrer senedimin mükabilinde <text:s text:c="61"/>tarihinde; Sayın : <text:s text:c="122"/>veyahut emruhavalesine yukarıda yazılı Yalnız # Yirmisekiz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1"/>
          <table:table-cell table:number-columns-repeated="1008" table:style-name="ce27"/>
          <table:table-cell table:number-columns-repeated="15363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covered-table-cell/>
          <table:covered-table-cell table:number-columns-repeated="6"/>
          <table:table-cell table:style-name="ce41"/>
          <table:table-cell table:number-columns-repeated="1008" table:style-name="ce27"/>
          <table:table-cell table:number-columns-repeated="15363"/>
        </table:table-row>
        <table:table-row table:number-rows-repeated="7" table:style-name="ro4">
          <table:table-cell table:style-name="ce27"/>
          <table:table-cell table:style-name="ce48"/>
          <table:covered-table-cell/>
          <table:table-cell table:number-columns-repeated="2" table:style-name="ce35"/>
          <table:covered-table-cell/>
          <table:covered-table-cell table:number-columns-repeated="6"/>
          <table:table-cell table:style-name="ce41"/>
          <table:table-cell table:number-columns-repeated="1008" table:style-name="ce27"/>
          <table:table-cell table:number-columns-repeated="15363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49"/>
          <table:table-cell office:value-type="string" table:style-name="ce50">
            <text:p>Borçlu İsim-Unvan</text:p>
          </table:table-cell>
          <table:table-cell office:value-type="string" table:style-name="ce51">
            <text:p>:</text:p>
          </table:table-cell>
          <table:table-cell office:value-type="float" office:value="0" table:formula="of:=[Senet_Borçlu_Alacaklı_Giriş.C5]" table:number-columns-spanned="5" table:number-rows-spanned="1" table:style-name="ce79">
            <text:p>0</text:p>
          </table:table-cell>
          <table:covered-table-cell table:number-columns-repeated="4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52"/>
          <table:table-cell office:value-type="string" table:style-name="ce53">
            <text:p>Tc Kimlik No</text:p>
          </table:table-cell>
          <table:table-cell office:value-type="string" table:style-name="ce54">
            <text:p>:</text:p>
          </table:table-cell>
          <table:table-cell office:value-type="float" office:value="0" table:formula="of:=[Senet_Borçlu_Alacaklı_Giriş.$C$8]" table:style-name="ce55">
            <text:p>0</text:p>
          </table:table-cell>
          <table:table-cell table:number-columns-repeated="3" table:style-name="ce55"/>
          <table:table-cell table:style-name="ce56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style-name="ce35"/>
          <table:table-cell table:style-name="ce52"/>
          <table:table-cell office:value-type="string" table:style-name="ce58">
            <text:p>Adres</text:p>
          </table:table-cell>
          <table:table-cell table:number-columns-repeated="2" table:style-name="ce59"/>
          <table:table-cell table:style-name="ce1"/>
          <table:table-cell office:value-type="string" table:style-name="ce60">
            <text:p>İmza</text:p>
          </table:table-cell>
          <table:table-cell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style-name="ce35"/>
          <table:table-cell table:style-name="ce52"/>
          <table:table-cell office:value-type="float" office:value="0" table:formula="of:=[Senet_Borçlu_Alacaklı_Giriş.$C$6]" table:number-columns-spanned="4" table:number-rows-spanned="4" table:style-name="ce80">
            <text:p>0</text:p>
          </table:table-cell>
          <table:covered-table-cell table:number-columns-repeated="3"/>
          <table:table-cell table:style-name="ce59"/>
          <table:table-cell table:style-name="ce27"/>
          <table:table-cell table:number-columns-repeated="2" table:style-name="ce41"/>
          <table:table-cell table:number-columns-repeated="16371"/>
        </table:table-row>
        <table:table-row table:number-rows-repeated="2" table:style-name="ro4">
          <table:table-cell/>
          <table:table-cell table:style-name="ce57"/>
          <table:covered-table-cell/>
          <table:table-cell table:style-name="ce35"/>
          <table:table-cell table:style-name="ce52"/>
          <table:covered-table-cell/>
          <table:covered-table-cell table:number-columns-repeated="3"/>
          <table:table-cell table:style-name="ce59"/>
          <table:table-cell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style-name="ce35"/>
          <table:table-cell table:style-name="ce52"/>
          <table:covered-table-cell/>
          <table:covered-table-cell table:number-columns-repeated="3"/>
          <table:table-cell table:style-name="ce59"/>
          <table:table-cell table:style-name="ce61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style-name="ce35"/>
          <table:table-cell table:style-name="ce62"/>
          <table:table-cell office:value-type="string" office:string-value="Vergi Dairesi  " table:formula="of:=&quot;Vergi Dairesi  &quot;" table:style-name="ce63">
            <text:p>Vergi Dairesi<text:s text:c="2"/></text:p>
          </table:table-cell>
          <table:table-cell office:value-type="string" table:style-name="ce64">
            <text:p>:</text:p>
          </table:table-cell>
          <table:table-cell office:value-type="string" office:string-value="Tokat" table:formula="of:=[Senet_Borçlu_Alacaklı_Giriş.$C$7]" table:style-name="ce64">
            <text:p>Tokat</text:p>
          </table:table-cell>
          <table:table-cell table:style-name="ce64"/>
          <table:table-cell table:number-columns-repeated="2" table:style-name="ce46"/>
          <table:table-cell table:style-name="ce47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number-columns-repeated="2" table:style-name="ce35"/>
          <table:table-cell table:style-name="ce65"/>
          <table:table-cell table:number-columns-repeated="3" table:style-name="ce66"/>
          <table:table-cell table:number-columns-repeated="3" table:style-name="ce27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49"/>
          <table:table-cell office:value-type="string" table:style-name="ce67">
            <text:p>KEFİL İsim Unvan</text:p>
          </table:table-cell>
          <table:table-cell office:value-type="string" table:style-name="ce68">
            <text:p>:</text:p>
          </table:table-cell>
          <table:table-cell office:value-type="string" office:string-value=" " table:formula="of:=[Senet_Borçlu_Alacaklı_Giriş.$C$9]" table:style-name="ce68">
            <text:p><text:s/></text:p>
          </table:table-cell>
          <table:table-cell table:style-name="ce68"/>
          <table:table-cell table:style-name="ce69"/>
          <table:table-cell table:style-name="ce29"/>
          <table:table-cell table:style-name="ce30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52"/>
          <table:table-cell office:value-type="string" table:style-name="ce70">
            <text:p>TC Kimlik No</text:p>
          </table:table-cell>
          <table:table-cell office:value-type="string" table:style-name="ce71">
            <text:p>:</text:p>
          </table:table-cell>
          <table:table-cell office:value-type="string" office:string-value=" " table:formula="of:=[Senet_Borçlu_Alacaklı_Giriş.$C$12]" table:style-name="ce66">
            <text:p><text:s/></text:p>
          </table:table-cell>
          <table:table-cell table:style-name="ce71"/>
          <table:table-cell table:style-name="ce61"/>
          <table:table-cell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52"/>
          <table:table-cell office:value-type="string" table:style-name="ce72">
            <text:p>Adres</text:p>
          </table:table-cell>
          <table:table-cell table:number-columns-repeated="2" table:style-name="ce59"/>
          <table:table-cell table:style-name="ce1"/>
          <table:table-cell office:value-type="string" table:style-name="ce60">
            <text:p>İmza</text:p>
          </table:table-cell>
          <table:table-cell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52"/>
          <table:table-cell office:value-type="string" office:string-value=" " table:formula="of:=[Senet_Borçlu_Alacaklı_Giriş.$C$10]" table:number-columns-spanned="4" table:number-rows-spanned="4" table:style-name="ce81">
            <text:p><text:s/></text:p>
          </table:table-cell>
          <table:covered-table-cell table:number-columns-repeated="3"/>
          <table:table-cell table:number-columns-repeated="2" table:style-name="ce27"/>
          <table:table-cell table:number-columns-repeated="2" table:style-name="ce41"/>
          <table:table-cell table:number-columns-repeated="16371"/>
        </table:table-row>
        <table:table-row table:number-rows-repeated="3" table:style-name="ro4">
          <table:table-cell/>
          <table:table-cell table:style-name="ce48"/>
          <table:covered-table-cell/>
          <table:table-cell table:style-name="ce35"/>
          <table:table-cell table:style-name="ce52"/>
          <table:covered-table-cell/>
          <table:covered-table-cell table:number-columns-repeated="3"/>
          <table:table-cell table:number-columns-repeated="2"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 table:style-name="ce27"/>
          <table:table-cell table:style-name="ce48"/>
          <table:covered-table-cell/>
          <table:table-cell table:style-name="ce35"/>
          <table:table-cell table:style-name="ce62"/>
          <table:table-cell office:value-type="string" office:string-value="Vergi Dairesi  " table:formula="of:=&quot;Vergi Dairesi  &quot;" table:style-name="ce64">
            <text:p>Vergi Dairesi<text:s text:c="2"/></text:p>
          </table:table-cell>
          <table:table-cell table:style-name="ce64"/>
          <table:table-cell office:value-type="string" office:string-value=" " table:formula="of:=[Senet_Borçlu_Alacaklı_Giriş.$C$11]" table:style-name="ce64">
            <text:p><text:s/></text:p>
          </table:table-cell>
          <table:table-cell table:style-name="ce64"/>
          <table:table-cell table:number-columns-repeated="2" table:style-name="ce46"/>
          <table:table-cell table:style-name="ce47"/>
          <table:table-cell table:style-name="ce41"/>
          <table:table-cell table:number-columns-repeated="16371"/>
        </table:table-row>
        <table:table-row table:style-name="ro4">
          <table:table-cell table:style-name="ce27"/>
          <table:table-cell table:style-name="ce45"/>
          <table:table-cell table:number-columns-repeated="10" table:style-name="ce46"/>
          <table:table-cell table:style-name="ce47"/>
          <table:table-cell table:number-columns-repeated="16371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style-name="ce27"/>
          <table:table-cell table:style-name="ce28"/>
          <table:table-cell table:number-columns-repeated="10" table:style-name="ce29"/>
          <table:table-cell table:style-name="ce30"/>
          <table:table-cell table:number-columns-repeated="16371"/>
        </table:table-row>
        <table:table-row table:style-name="ro4">
          <table:table-cell table:style-name="ce17"/>
          <table:table-cell table:style-name="ce31"/>
          <table:table-cell office:value-type="string" office:string-value="0    - Taksit No: 2  " table:formula="of:=[.$H53] &amp;&quot;    - Taksit No: &quot; &amp; [.$J41]&amp;&quot;  &quot;" table:number-columns-spanned="1" table:number-rows-spanned="31" table:style-name="ce73">
            <text:p>0 <text:s text:c="3"/>- Taksit No: 2<text:s text:c="2"/></text:p>
          </table:table-cell>
          <table:table-cell table:number-columns-repeated="2" table:style-name="ce32"/>
          <table:table-cell table:style-name="ce28"/>
          <table:table-cell table:number-columns-repeated="5" table:style-name="ce29"/>
          <table:table-cell table:style-name="ce30"/>
          <table:table-cell table:style-name="ce33"/>
          <table:table-cell table:number-columns-repeated="16371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table-cell office:value-type="string" table:style-name="ce36">
            <text:p>VADE</text:p>
          </table:table-cell>
          <table:table-cell table:style-name="ce37"/>
          <table:table-cell office:value-type="string" table:style-name="ce38">
            <text:p>TÜRK LIRASI</text:p>
          </table:table-cell>
          <table:table-cell table:style-name="ce38"/>
          <table:table-cell office:value-type="string" table:style-name="ce38">
            <text:p>No</text:p>
          </table:table-cell>
          <table:table-cell table:style-name="ce39"/>
          <table:table-cell office:value-type="string" table:style-name="ce40">
            <text:p>DÜZENLEME TARIHI</text:p>
          </table:table-cell>
          <table:table-cell table:style-name="ce41"/>
          <table:table-cell table:number-columns-repeated="16371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table-cell office:value-type="date" office:date-value="2021-04-30T00:00:00" table:formula="of:=[Senet_Taksit_Giriş.D4]" table:number-columns-spanned="1" table:number-rows-spanned="2" table:style-name="ce74">
            <text:p>30.04.2021</text:p>
          </table:table-cell>
          <table:table-cell table:style-name="ce42"/>
          <table:table-cell office:value-type="float" office:value="0" table:formula="of:=[Senet_Taksit_Giriş.E4]" table:number-columns-spanned="1" table:number-rows-spanned="2" table:style-name="ce75"/>
          <table:table-cell table:style-name="ce43"/>
          <table:table-cell office:value-type="float" office:value="2" table:formula="of:=[Senet_Taksit_Giriş.B4]" table:number-columns-spanned="1" table:number-rows-spanned="2" table:style-name="ce76">
            <text:p>2</text:p>
          </table:table-cell>
          <table:table-cell table:style-name="ce44"/>
          <table:table-cell office:value-type="date" office:date-value="2021-02-25T00:00:00" table:formula="of:=[Senet_Taksit_Giriş.C4]" table:number-columns-spanned="1" table:number-rows-spanned="2" table:style-name="ce77">
            <text:p>25.02.2021</text:p>
          </table:table-cell>
          <table:table-cell table:style-name="ce41"/>
          <table:table-cell table:number-columns-repeated="16371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covered-table-cell/>
          <table:table-cell table:style-name="ce42"/>
          <table:covered-table-cell/>
          <table:table-cell table:style-name="ce43"/>
          <table:covered-table-cell/>
          <table:table-cell table:style-name="ce44"/>
          <table:covered-table-cell/>
          <table:table-cell table:style-name="ce41"/>
          <table:table-cell table:number-columns-repeated="16371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table-cell table:style-name="ce45"/>
          <table:table-cell table:number-columns-repeated="5" table:style-name="ce46"/>
          <table:table-cell table:style-name="ce47"/>
          <table:table-cell table:style-name="ce41"/>
          <table:table-cell table:number-columns-repeated="16371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table-cell office:value-type="string" office:string-value="                       İş bu emre muharrer senedimin mükabilinde 00 mmmm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0]&amp;&quot; #  kayıtsız ve şartsız ödemeyi vaadederi&quot;&amp;IF([Senet_Borçlu_Alacaklı_Giriş.$C$4]=&quot;Gerçek Kişi&quot;;&quot;m.&quot;;&quot;z.&quot;)&amp;&quot; Bedeli &quot;&amp;[Senet_Taksit_Giriş.G4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78">
            <text:p><text:s text:c="23"/>İş bu emre muharrer senedimin mükabilinde 00 mmmm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1"/>
          <table:table-cell table:number-columns-repeated="16371"/>
        </table:table-row>
        <table:table-row table:style-name="ro4">
          <table:table-cell table:style-name="ce27"/>
          <table:table-cell table:style-name="ce34"/>
          <table:covered-table-cell/>
          <table:table-cell table:number-columns-repeated="2" table:style-name="ce35"/>
          <table:covered-table-cell/>
          <table:covered-table-cell table:number-columns-repeated="6"/>
          <table:table-cell table:style-name="ce41"/>
          <table:table-cell table:number-columns-repeated="16371"/>
        </table:table-row>
        <table:table-row table:number-rows-repeated="3" table:style-name="ro4">
          <table:table-cell table:style-name="ce27"/>
          <table:table-cell table:style-name="ce48"/>
          <table:covered-table-cell/>
          <table:table-cell table:number-columns-repeated="2" table:style-name="ce35"/>
          <table:covered-table-cell/>
          <table:covered-table-cell table:number-columns-repeated="6"/>
          <table:table-cell table:style-name="ce41"/>
          <table:table-cell table:number-columns-repeated="16371"/>
        </table:table-row>
        <table:table-row table:number-rows-repeated="4" table:style-name="ro4">
          <table:table-cell/>
          <table:table-cell table:style-name="ce48"/>
          <table:covered-table-cell/>
          <table:table-cell table:number-columns-repeated="2" table:style-name="ce35"/>
          <table:covered-table-cell/>
          <table:covered-table-cell table:number-columns-repeated="6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49"/>
          <table:table-cell office:value-type="string" table:style-name="ce50">
            <text:p>Borçlu İsim-Unvan</text:p>
          </table:table-cell>
          <table:table-cell office:value-type="string" table:style-name="ce51">
            <text:p>:</text:p>
          </table:table-cell>
          <table:table-cell office:value-type="float" office:value="0" table:formula="of:=[Senet_Borçlu_Alacaklı_Giriş.C42]" table:number-columns-spanned="5" table:number-rows-spanned="1" table:style-name="ce79">
            <text:p>0</text:p>
          </table:table-cell>
          <table:covered-table-cell table:number-columns-repeated="4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52"/>
          <table:table-cell office:value-type="string" table:style-name="ce53">
            <text:p>Tc Kimlik No</text:p>
          </table:table-cell>
          <table:table-cell office:value-type="string" table:style-name="ce54">
            <text:p>:</text:p>
          </table:table-cell>
          <table:table-cell office:value-type="float" office:value="0" table:formula="of:=[Senet_Borçlu_Alacaklı_Giriş.$C$8]" table:style-name="ce55">
            <text:p>0</text:p>
          </table:table-cell>
          <table:table-cell table:number-columns-repeated="3" table:style-name="ce55"/>
          <table:table-cell table:style-name="ce56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style-name="ce35"/>
          <table:table-cell table:style-name="ce52"/>
          <table:table-cell office:value-type="string" table:style-name="ce58">
            <text:p>Adres</text:p>
          </table:table-cell>
          <table:table-cell table:number-columns-repeated="2" table:style-name="ce59"/>
          <table:table-cell table:style-name="ce1"/>
          <table:table-cell office:value-type="string" table:style-name="ce60">
            <text:p>İmza</text:p>
          </table:table-cell>
          <table:table-cell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style-name="ce35"/>
          <table:table-cell table:style-name="ce52"/>
          <table:table-cell office:value-type="float" office:value="0" table:formula="of:=[Senet_Borçlu_Alacaklı_Giriş.$C$6]" table:number-columns-spanned="4" table:number-rows-spanned="4" table:style-name="ce80">
            <text:p>0</text:p>
          </table:table-cell>
          <table:covered-table-cell table:number-columns-repeated="3"/>
          <table:table-cell table:style-name="ce59"/>
          <table:table-cell table:style-name="ce27"/>
          <table:table-cell table:number-columns-repeated="2" table:style-name="ce41"/>
          <table:table-cell table:number-columns-repeated="16371"/>
        </table:table-row>
        <table:table-row table:number-rows-repeated="2" table:style-name="ro4">
          <table:table-cell/>
          <table:table-cell table:style-name="ce57"/>
          <table:covered-table-cell/>
          <table:table-cell table:style-name="ce35"/>
          <table:table-cell table:style-name="ce52"/>
          <table:covered-table-cell/>
          <table:covered-table-cell table:number-columns-repeated="3"/>
          <table:table-cell table:style-name="ce59"/>
          <table:table-cell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style-name="ce35"/>
          <table:table-cell table:style-name="ce52"/>
          <table:covered-table-cell/>
          <table:covered-table-cell table:number-columns-repeated="3"/>
          <table:table-cell table:style-name="ce59"/>
          <table:table-cell table:style-name="ce61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style-name="ce35"/>
          <table:table-cell table:style-name="ce62"/>
          <table:table-cell office:value-type="string" office:string-value="Vergi Dairesi  " table:formula="of:=&quot;Vergi Dairesi  &quot;" table:style-name="ce63">
            <text:p>Vergi Dairesi<text:s text:c="2"/></text:p>
          </table:table-cell>
          <table:table-cell office:value-type="string" table:style-name="ce64">
            <text:p>:</text:p>
          </table:table-cell>
          <table:table-cell office:value-type="string" office:string-value="Tokat" table:formula="of:=[Senet_Borçlu_Alacaklı_Giriş.$C$7]" table:style-name="ce64">
            <text:p>Tokat</text:p>
          </table:table-cell>
          <table:table-cell table:style-name="ce64"/>
          <table:table-cell table:number-columns-repeated="2" table:style-name="ce46"/>
          <table:table-cell table:style-name="ce47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57"/>
          <table:covered-table-cell/>
          <table:table-cell table:number-columns-repeated="2" table:style-name="ce35"/>
          <table:table-cell table:style-name="ce65"/>
          <table:table-cell table:number-columns-repeated="3" table:style-name="ce66"/>
          <table:table-cell table:number-columns-repeated="3" table:style-name="ce27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49"/>
          <table:table-cell office:value-type="string" table:style-name="ce67">
            <text:p>KEFİL İsim Unvan</text:p>
          </table:table-cell>
          <table:table-cell office:value-type="string" table:style-name="ce68">
            <text:p>:</text:p>
          </table:table-cell>
          <table:table-cell office:value-type="string" office:string-value=" " table:formula="of:=[Senet_Borçlu_Alacaklı_Giriş.$C$9]" table:style-name="ce68">
            <text:p><text:s/></text:p>
          </table:table-cell>
          <table:table-cell table:style-name="ce68"/>
          <table:table-cell table:style-name="ce69"/>
          <table:table-cell table:style-name="ce29"/>
          <table:table-cell table:style-name="ce30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52"/>
          <table:table-cell office:value-type="string" table:style-name="ce70">
            <text:p>TC Kimlik No</text:p>
          </table:table-cell>
          <table:table-cell office:value-type="string" table:style-name="ce71">
            <text:p>:</text:p>
          </table:table-cell>
          <table:table-cell office:value-type="string" office:string-value=" " table:formula="of:=[Senet_Borçlu_Alacaklı_Giriş.$C$12]" table:style-name="ce66">
            <text:p><text:s/></text:p>
          </table:table-cell>
          <table:table-cell table:style-name="ce71"/>
          <table:table-cell table:style-name="ce61"/>
          <table:table-cell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52"/>
          <table:table-cell office:value-type="string" table:style-name="ce72">
            <text:p>Adres</text:p>
          </table:table-cell>
          <table:table-cell table:number-columns-repeated="2" table:style-name="ce59"/>
          <table:table-cell table:style-name="ce1"/>
          <table:table-cell office:value-type="string" table:style-name="ce60">
            <text:p>İmza</text:p>
          </table:table-cell>
          <table:table-cell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52"/>
          <table:table-cell office:value-type="string" office:string-value=" " table:formula="of:=[Senet_Borçlu_Alacaklı_Giriş.$C$10]" table:number-columns-spanned="4" table:number-rows-spanned="4" table:style-name="ce81">
            <text:p><text:s/></text:p>
          </table:table-cell>
          <table:covered-table-cell table:number-columns-repeated="3"/>
          <table:table-cell table:number-columns-repeated="2" table:style-name="ce27"/>
          <table:table-cell table:number-columns-repeated="2" table:style-name="ce41"/>
          <table:table-cell table:number-columns-repeated="16371"/>
        </table:table-row>
        <table:table-row table:number-rows-repeated="3" table:style-name="ro4">
          <table:table-cell/>
          <table:table-cell table:style-name="ce48"/>
          <table:covered-table-cell/>
          <table:table-cell table:style-name="ce35"/>
          <table:table-cell table:style-name="ce52"/>
          <table:covered-table-cell/>
          <table:covered-table-cell table:number-columns-repeated="3"/>
          <table:table-cell table:number-columns-repeated="2" table:style-name="ce27"/>
          <table:table-cell table:number-columns-repeated="2" table:style-name="ce41"/>
          <table:table-cell table:number-columns-repeated="16371"/>
        </table:table-row>
        <table:table-row table:style-name="ro4">
          <table:table-cell/>
          <table:table-cell table:style-name="ce48"/>
          <table:covered-table-cell/>
          <table:table-cell table:style-name="ce35"/>
          <table:table-cell table:style-name="ce62"/>
          <table:table-cell office:value-type="string" office:string-value="Vergi Dairesi  " table:formula="of:=&quot;Vergi Dairesi  &quot;" table:style-name="ce64">
            <text:p>Vergi Dairesi<text:s text:c="2"/></text:p>
          </table:table-cell>
          <table:table-cell table:style-name="ce64"/>
          <table:table-cell office:value-type="string" office:string-value=" " table:formula="of:=[Senet_Borçlu_Alacaklı_Giriş.$C$11]" table:style-name="ce64">
            <text:p><text:s/></text:p>
          </table:table-cell>
          <table:table-cell table:style-name="ce64"/>
          <table:table-cell table:number-columns-repeated="2" table:style-name="ce46"/>
          <table:table-cell table:style-name="ce47"/>
          <table:table-cell table:style-name="ce41"/>
          <table:table-cell table:number-columns-repeated="16371"/>
        </table:table-row>
        <table:table-row table:style-name="ro4">
          <table:table-cell/>
          <table:table-cell table:style-name="ce45"/>
          <table:table-cell table:number-columns-repeated="10" table:style-name="ce46"/>
          <table:table-cell table:style-name="ce47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1048438" table:style-name="ro4">
          <table:table-cell table:number-columns-repeated="16384"/>
        </table:table-row>
        <table:table-row table:number-rows-repeated="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0" number:min-decimal-places="0" number:min-integer-digits="0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2P0">
      <number:day number:style="long"/>
      <number:text>.</number:text>
      <number:month number:style="long"/>
      <number:text>.</number:text>
      <number:year/>
    </number:date-style>
    <number:text-style style:name="N42">
      <number:text-content/>
      <style:map style:condition="value()&gt;=0" style:apply-style-name="N42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4-02-21T14:53:53Z</dc:date>
    <meta:editing-cycles>38</meta:editing-cycles>
    <meta:editing-duration>PT37163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